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1d18e6" style:font-size-asian="10.5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d18e6" style:font-size-asian="14pt" style:font-weight-asian="bold" style:font-size-complex="14pt" style:font-weight-complex="bold"/>
    </style:style>
    <style:style style:name="T1" style:family="text">
      <style:text-properties officeooo:rsid="001d18e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escrição do Problema Prático</text:span></text:p>
      <text:p text:style-name="P2"/>
      <text:p text:style-name="P2"><text:tab/>A falta e a qualidade inadequada da água em uma caixa d’água instalada em uma edificação residencial podem causar diversos problemas que afetam diretamente os moradores. </text:p>
      <text:p text:style-name="P2"><text:tab/>Em relação à falta de água, a capacidade da caixa pode ser insuficiente para atender à demanda em períodos de interrupção no fornecimento público, especialmente em residências com muitas pessoas ou em situações de alto consumo. Além disso, a ausência de dispositivos para monitoramento do nível da água pode dificultar o planejamento de reabastecimento. Vazamentos na estrutura ou nas tubulações, aliados a uma dependência exclusiva da rede pública de abastecimento, podem agravar o problema, especialmente durante períodos de estiagem ou racionamento. Esses fatores resultam em <text:span text:style-name="T1">situações </text:span>inconvenientes como perda de pressão no sistema hidráulico e limitações no uso de equipamentos domésticos essenciais, <text:span text:style-name="T1">tais como torneiras, chuveiros, máquina de lavar roupas, etc.</text:span></text:p>
      <text:p text:style-name="P1"><text:tab/>Quanto à qualidade da água, a ausência de manutenção adequada na caixa d’água pode levar à acumulação de sujeira, detritos e até mesmo à proliferação de micro-organismos. A falta de vedação eficaz favorece a entrada de pragas, como insetos e pequenos animais, que podem contaminar a água. Materiais de baixa qualidade utilizados na construção da caixa ou nas conexões hidráulicas também podem contribuir para a liberação de substâncias nocivas, como micro plásticos ou resíduos metálicos. Além disso, a exposição contínua ao calor pode aquecer a água, estimulando o crescimento de algas e comprometendo sua potabilidade.</text:p>
      <text:p text:style-name="P1"><text:tab/>Esses problemas afetam diretamente a saúde e o conforto dos moradores. O consumo de água contaminada pode causar doenças de veiculação hídrica, como diarreias e hepatite A, enquanto a escassez ou interrupção no abastecimento compromete a realização de atividades cotidianas, como banhos e lavagem de roupas. Como consequência, os moradores podem enfrentar custos adicionais com a compra de água potável, serviços de reparo emergencial ou até mesmo a substituição de equipamentos. Em resumo, a falta de água e a má qualidade do recurso armazenado na caixa d’água representam um problema prático significativo, que exige medidas preventivas e corretivas para assegurar o bem-estar dos residen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0:07:29.992508389</meta:creation-date>
    <dc:date>2025-01-02T10:17:06.204540888</dc:date>
    <meta:editing-duration>PT9M36S</meta:editing-duration>
    <meta:editing-cycles>1</meta:editing-cycles>
    <meta:document-statistic meta:table-count="0" meta:image-count="0" meta:object-count="0" meta:page-count="1" meta:paragraph-count="5" meta:word-count="340" meta:character-count="2285" meta:non-whitespace-character-count="1945"/>
    <meta:generator>LibreOffice/7.3.7.2$Linux_X86_64 LibreOffice_project/30$Build-2</meta:generator>
  </office:meta>
</office:document-meta>
</file>